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1000015E900001604C4FCF7AF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0.559cm, 1.12cm, 0.28cm)" draw:image-opacity="100%" style:mirror="none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1.947cm"/>
    </style:style>
    <style:style style:name="gr5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0.625cm"/>
    </style:style>
    <style:style style:name="gr7" style:family="graphic" style:parent-style-name="standard">
      <style:graphic-properties svg:stroke-width="0.04cm" svg:stroke-color="#0066cc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b80047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9" style:family="graphic" style:parent-style-name="standard">
      <style:graphic-properties svg:stroke-width="0.02cm" svg:stroke-color="#0066cc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0" style:family="graphic" style:parent-style-name="standard">
      <style:graphic-properties svg:stroke-width="0.02cm" svg:stroke-color="#b80047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1" style:family="graphic" style:parent-style-name="standard">
      <style:graphic-properties svg:stroke-width="0.03cm" svg:stroke-color="#000000" draw:marker-start-width="0.35cm" draw:marker-end-width="0.35cm" draw:fill="none" draw:textarea-horizontal-align="justify" draw:textarea-vertical-align="middle" draw:auto-grow-height="false" fo:min-height="0cm" fo:min-width="0cm" fo:padding-top="0.08cm" fo:padding-bottom="0.08cm" fo:padding-left="0.1cm" fo:padding-right="0.1cm" fo:wrap-option="no-wrap"/>
    </style:style>
    <style:style style:name="gr12" style:family="graphic" style:parent-style-name="standard">
      <style:graphic-properties svg:stroke-width="0.03cm" svg:stroke-color="#004586" draw:marker-start-width="0.35cm" draw:marker-end-width="0.35cm" draw:fill="none" draw:textarea-horizontal-align="justify" draw:textarea-vertical-align="middle" draw:auto-grow-height="false" fo:min-height="0cm" fo:min-width="0cm" fo:padding-top="0.08cm" fo:padding-bottom="0.08cm" fo:padding-left="0.1cm" fo:padding-right="0.1cm" fo:wrap-option="no-wrap"/>
    </style:style>
    <style:style style:name="gr13" style:family="graphic" style:parent-style-name="standard">
      <style:graphic-properties svg:stroke-width="0.03cm" svg:stroke-color="#c5000b" draw:marker-start-width="0.35cm" draw:marker-end-width="0.35cm" draw:fill="none" draw:textarea-horizontal-align="justify" draw:textarea-vertical-align="middle" draw:auto-grow-height="false" fo:min-height="0cm" fo:min-width="0cm" fo:padding-top="0.08cm" fo:padding-bottom="0.08cm" fo:padding-left="0.1cm" fo:padding-right="0.1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3" style:family="paragraph">
      <style:text-properties fo:color="#c01238" fo:font-family="'DejaVu Sans Mono'" style:font-family-generic="modern" style:font-pitch="fixed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4" style:family="paragraph">
      <style:paragraph-properties fo:text-align="center"/>
      <style:text-properties fo:color="#000000"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color="#004586"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color="#c5000b"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c01238" fo:font-family="'DejaVu Sans Mono'" style:font-family-generic="modern" style:font-pitch="fixed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" style:family="text">
      <style:text-properties fo:color="#000000"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4586"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c5000b"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cm" svg:height="1.43cm" svg:x="14.975cm" svg:y="4.75cm">
          <draw:image xlink:href="Pictures/20000001000015E900001604C4FCF7AF.svg" xlink:type="simple" xlink:show="embed" xlink:actuate="onLoad">
            <text:p/>
          </draw:image>
        </draw:frame>
        <draw:frame draw:style-name="gr1" draw:text-style-name="P1" draw:layer="layout" svg:width="2cm" svg:height="1.43cm" svg:x="16cm" svg:y="6.875cm">
          <draw:image xlink:href="Pictures/20000001000015E900001604C4FCF7AF.svg" xlink:type="simple" xlink:show="embed" xlink:actuate="onLoad">
            <text:p/>
          </draw:image>
        </draw:frame>
        <draw:frame draw:style-name="gr1" draw:text-style-name="P1" draw:layer="layout" svg:width="2cm" svg:height="1.43cm" svg:x="10.625cm" svg:y="7cm">
          <draw:image xlink:href="Pictures/20000001000015E900001604C4FCF7AF.svg" xlink:type="simple" xlink:show="embed" xlink:actuate="onLoad">
            <text:p/>
          </draw:image>
        </draw:frame>
        <draw:frame draw:style-name="gr1" draw:text-style-name="P1" draw:layer="layout" svg:width="2cm" svg:height="1.43cm" svg:x="7.625cm" svg:y="6.82cm">
          <draw:image xlink:href="Pictures/20000001000015E900001604C4FCF7AF.svg" xlink:type="simple" xlink:show="embed" xlink:actuate="onLoad">
            <text:p/>
          </draw:image>
        </draw:frame>
        <draw:frame draw:style-name="gr1" draw:text-style-name="P1" draw:layer="layout" svg:width="2cm" svg:height="1.43cm" svg:x="2cm" svg:y="4.795cm">
          <draw:image xlink:href="Pictures/20000001000015E900001604C4FCF7AF.svg" xlink:type="simple" xlink:show="embed" xlink:actuate="onLoad">
            <text:p/>
          </draw:image>
        </draw:frame>
        <draw:g>
          <draw:path draw:style-name="gr2" draw:text-style-name="P1" draw:layer="layout" svg:width="4.257cm" svg:height="2.431cm" svg:x="7.824cm" svg:y="2.864cm" svg:viewBox="0 0 4258 2432" svg:d="m3789 1681c521 719-734 662-1120 607-417 240-938 158-1146-81-331 218-1347 250-1145-399-417-160-623-720 103-961-244-469 598-729 1042-480 208-559 1115-424 1329 34 521-240 1589 125 937 480 625 239 625 640 0 800z">
            <text:p/>
          </draw:path>
          <draw:path draw:style-name="gr3" draw:text-style-name="P1" draw:layer="layout" svg:width="0.178cm" svg:height="0.219cm" svg:x="11.752cm" svg:y="4.635cm" svg:viewBox="0 0 179 220" svg:d="m83 0c50 76 80 145 96 207l-45 6-45 7c-13-55-43-118-89-189l42-16z">
            <text:p/>
          </draw:path>
          <draw:path draw:style-name="gr3" draw:text-style-name="P1" draw:layer="layout" svg:width="0.156cm" svg:height="0.216cm" svg:x="11.786cm" svg:y="4.922cm" svg:viewBox="0 0 157 217" svg:d="m157 0v13c0 42-7 78-21 111-16 35-36 66-64 93l-35-21-37-21c22-22 39-46 48-72 12-27 18-57 18-90v-11l45-1z">
            <text:p/>
          </draw:path>
          <draw:path draw:style-name="gr3" draw:text-style-name="P1" draw:layer="layout" svg:width="0.284cm" svg:height="0.157cm" svg:x="11.505cm" svg:y="5.142cm" svg:viewBox="0 0 285 158" svg:d="m285 52c-34 24-74 45-117 62s-89 32-140 44l-14-34-14-33c45-10 86-23 125-39s71-32 102-52l29 26z">
            <text:p/>
          </draw:path>
          <draw:path draw:style-name="gr3" draw:text-style-name="P1" draw:layer="layout" svg:width="0.284cm" svg:height="0.097cm" svg:x="11.157cm" svg:y="5.251cm" svg:viewBox="0 0 285 98" svg:d="m285 68c-89 16-183 26-279 30l-3-34-3-36c89-4 180-13 265-28l9 33z">
            <text:p/>
          </draw:path>
          <draw:path draw:style-name="gr3" draw:text-style-name="P1" draw:layer="layout" svg:width="0.278cm" svg:height="0.076cm" svg:x="10.789cm" svg:y="5.275cm" svg:viewBox="0 0 279 77" svg:d="m279 77h-55c-78 0-155-2-224-7l5-34 3-36c68 5 140 7 216 7 18 0 35 0 55-1v35z">
            <text:p/>
          </draw:path>
          <draw:path draw:style-name="gr3" draw:text-style-name="P1" draw:layer="layout" svg:width="0.27cm" svg:height="0.133cm" svg:x="10.435cm" svg:y="5.255cm" svg:viewBox="0 0 271 134" svg:d="m259 83c-32-4-62-7-89-11-42 23-84 44-125 62l-22-31-23-31c45-19 89-40 134-65l3-2c6-5 16-5 23-5 3 0 5 0 8 1 31 5 66 8 103 12l-6 34zm-100-49c6 1 10 1 17 2 6-2 10-6 17-8l-27-28z">
            <text:p/>
          </draw:path>
          <draw:path draw:style-name="gr3" draw:text-style-name="P1" draw:layer="layout" svg:width="0.286cm" svg:height="0.129cm" svg:x="10.107cm" svg:y="5.359cm" svg:viewBox="0 0 287 130" svg:d="m287 64c-91 32-182 55-270 66l-9-34-8-34c82-12 165-32 250-62l18 32z">
            <text:p/>
          </draw:path>
          <draw:path draw:style-name="gr3" draw:text-style-name="P1" draw:layer="layout" svg:width="0.286cm" svg:height="0.089cm" svg:x="9.743cm" svg:y="5.41cm" svg:viewBox="0 0 287 90" svg:d="m287 88c-23 1-46 2-70 2-75 0-149-7-217-22l12-35 13-33c60 13 125 20 192 20 22 0 42-1 62-2l5 34z">
            <text:p/>
          </draw:path>
          <draw:path draw:style-name="gr3" draw:text-style-name="P1" draw:layer="layout" svg:width="0.272cm" svg:height="0.177cm" svg:x="9.416cm" svg:y="5.275cm" svg:viewBox="0 0 273 178" svg:d="m236 178c-90-30-170-75-236-131l34-23 34-24c57 49 126 87 205 114l-19 31z">
            <text:p/>
          </draw:path>
          <draw:path draw:style-name="gr3" draw:text-style-name="P1" draw:layer="layout" svg:width="0.286cm" svg:height="0.147cm" svg:x="9.134cm" svg:y="5.227cm" svg:viewBox="0 0 287 148" svg:d="m287 55c-37 21-77 40-122 55s-93 29-142 38l-12-34-11-35c45-8 88-19 126-32s73-29 104-47l29 27z">
            <text:p/>
          </draw:path>
          <draw:path draw:style-name="gr3" draw:text-style-name="P1" draw:layer="layout" svg:width="0.286cm" svg:height="0.076cm" svg:x="8.775cm" svg:y="5.32cm" svg:viewBox="0 0 287 77" svg:d="m287 69c-48 6-97 8-147 8-46 0-92-2-140-7l6-34 6-35c42 4 87 6 128 6 45 0 90-2 134-7l5 34z">
            <text:p/>
          </draw:path>
          <draw:path draw:style-name="gr3" draw:text-style-name="P1" draw:layer="layout" svg:width="0.287cm" svg:height="0.137cm" svg:x="8.413cm" svg:y="5.24cm" svg:viewBox="0 0 288 138" svg:d="m270 138c-96-16-187-42-270-78l23-30 22-30c74 32 158 56 243 69l-9 34z">
            <text:p/>
          </draw:path>
          <draw:path draw:style-name="gr3" draw:text-style-name="P1" draw:layer="layout" svg:width="0.249cm" svg:height="0.201cm" svg:x="8.137cm" svg:y="5.06cm" svg:viewBox="0 0 250 202" svg:d="m194 202c-77-46-145-100-194-166l40-18 39-18c44 58 101 107 171 145l-28 27z">
            <text:p/>
          </draw:path>
          <draw:path draw:style-name="gr3" draw:text-style-name="P1" draw:layer="layout" svg:width="0.133cm" svg:height="0.217cm" svg:x="8.046cm" svg:y="4.81cm" svg:viewBox="0 0 134 218" svg:d="m49 218c-32-62-49-133-49-211v-7h46l47 1v6c0 69 13 131 41 185l-41 13z">
            <text:p/>
          </draw:path>
          <draw:path draw:style-name="gr3" draw:text-style-name="P1" draw:layer="layout" svg:width="0.287cm" svg:height="0.178cm" svg:x="7.856cm" svg:y="4.583cm" svg:viewBox="0 0 288 179" svg:d="m196 151 41 3 5-7-45-5c-1 3-1 6-1 9zm89 8-44-5h-4l-15 25c-82-31-157-76-222-132l34-23 34-24c57 49 122 89 194 115 2 1 3 1 3 2 0 7 13 7 17 12s6 12 6 18c0 2 0 2-1 5 0 2 0 4-2 7z">
            <text:p/>
          </draw:path>
          <draw:path draw:style-name="gr3" draw:text-style-name="P1" draw:layer="layout" svg:width="0.201cm" svg:height="0.217cm" svg:x="7.668cm" svg:y="4.354cm" svg:viewBox="0 0 202 218" svg:d="m128 218c-56-58-99-126-128-197l43-12 43-9c28 64 67 124 116 178l-39 20z">
            <text:p/>
          </draw:path>
          <draw:path draw:style-name="gr3" draw:text-style-name="P1" draw:layer="layout" svg:width="0.107cm" svg:height="0.221cm" svg:x="7.625cm" svg:y="4.082cm" svg:viewBox="0 0 108 222" svg:d="m19 222c-13-45-19-92-19-138 0-28 3-56 8-84l44 5 47 4c-7 25-8 51-8 75 0 42 6 83 17 123l-45 8z">
            <text:p/>
          </draw:path>
          <draw:path draw:style-name="gr3" draw:text-style-name="P1" draw:layer="layout" svg:width="0.198cm" svg:height="0.217cm" svg:x="7.651cm" svg:y="3.809cm" svg:viewBox="0 0 199 218" svg:d="m0 200c25-70 65-137 126-200l37 21 36 22c-54 55-90 113-111 175l-45-8z">
            <text:p/>
          </draw:path>
          <draw:path draw:style-name="gr3" draw:text-style-name="P1" draw:layer="layout" svg:width="0.27cm" svg:height="0.179cm" svg:x="7.839cm" svg:y="3.622cm" svg:viewBox="0 0 271 180" svg:d="m0 132c60-49 136-94 227-132l23 30 21 30c-81 36-151 76-205 120l-34-24z">
            <text:p/>
          </draw:path>
          <draw:path draw:style-name="gr3" draw:text-style-name="P1" draw:layer="layout" svg:width="0.142cm" svg:height="0.225cm" svg:x="8.106cm" svg:y="3.426cm" svg:viewBox="0 0 143 226" svg:d="m49 162 19 32 29-10-18-31c-10 2-20 6-30 9zm37 64-18-32v0l-12 4c-39-71-56-138-56-198h46 45c0 52 15 110 48 172 3 3 4 8 4 12 0 8-3 13-6 19s-9 8-17 12c-1 1-3 1-6 2-9 2-18 6-28 9z">
            <text:p/>
          </draw:path>
          <draw:path draw:style-name="gr3" draw:text-style-name="P1" draw:layer="layout" svg:width="0.203cm" svg:height="0.212cm" svg:x="8.115cm" svg:y="3.151cm" svg:viewBox="0 0 204 213" svg:d="m0 200c9-40 28-76 51-109s52-64 88-91l32 25 33 24c-30 22-54 48-73 75-20 28-34 57-42 89l-44-6z">
            <text:p/>
          </draw:path>
          <draw:path draw:style-name="gr3" draw:text-style-name="P1" draw:layer="layout" svg:width="0.284cm" svg:height="0.148cm" svg:x="8.328cm" svg:y="3.007cm" svg:viewBox="0 0 285 149" svg:d="m0 94c76-43 165-75 264-94l10 33 11 35c-86 16-165 45-231 81l-26-27z">
            <text:p/>
          </draw:path>
          <draw:path draw:style-name="gr3" draw:text-style-name="P1" draw:layer="layout" svg:width="0.287cm" svg:height="0.078cm" svg:x="8.686cm" svg:y="2.984cm" svg:viewBox="0 0 288 79" svg:d="m0 8c45-6 91-8 136-8 51 0 101 4 152 9l-7 36-8 34c-45-6-91-8-137-8-42 0-82 1-122 6l-6-34z">
            <text:p/>
          </draw:path>
          <draw:path draw:style-name="gr3" draw:text-style-name="P1" draw:layer="layout" svg:width="0.298cm" svg:height="0.169cm" svg:x="9.043cm" svg:y="3.01cm" svg:viewBox="0 0 299 170" svg:d="m25 0c89 19 177 50 254 92l-22 24 42 11c-1 2-1 3-3 5s-2 4-3 7c-28 63-9 9-17 13s-15 4-23 4-16-2-23-4c0-1-2-1-3-3-70-38-147-64-227-81l12-35zm215 154 4-5-3-1-41-11c-2 3-3 4-3 6z">
            <text:p/>
          </draw:path>
          <draw:path draw:style-name="gr3" draw:text-style-name="P1" draw:layer="layout" svg:width="0.238cm" svg:height="0.203cm" svg:x="9.295cm" svg:y="2.871cm" svg:viewBox="0 0 239 204" svg:d="m0 172c23-34 49-65 82-95 31-28 64-54 101-77l28 28 28 28c-31 20-60 41-88 66-26 25-51 52-69 82l-42-16z">
            <text:p/>
          </draw:path>
          <draw:path draw:style-name="gr3" draw:text-style-name="P1" draw:layer="layout" svg:width="0.287cm" svg:height="0.132cm" svg:x="9.558cm" svg:y="2.757cm" svg:viewBox="0 0 288 133" svg:d="m0 71c83-37 177-60 274-71l7 34 7 35c-86 10-169 31-242 64l-23-31z">
            <text:p/>
          </draw:path>
          <draw:path draw:style-name="gr3" draw:text-style-name="P1" draw:layer="layout" svg:width="0.284cm" svg:height="0.096cm" svg:x="9.93cm" svg:y="2.75cm" svg:viewBox="0 0 285 97" svg:d="m0 0h28c86 0 172 9 257 30l-14 34-12 33c-76-18-154-27-231-27-9 0-17 0-25 1l-1-35z">
            <text:p/>
          </draw:path>
          <draw:path draw:style-name="gr3" draw:text-style-name="P1" draw:layer="layout" svg:width="0.277cm" svg:height="0.171cm" svg:x="10.267cm" svg:y="2.806cm" svg:viewBox="0 0 278 172" svg:d="m37 0c86 28 170 70 241 122l-31 25-33 25c-61-46-135-82-214-108l19-32z">
            <text:p/>
          </draw:path>
          <draw:path draw:style-name="gr3" draw:text-style-name="P1" draw:layer="layout" svg:width="0.201cm" svg:height="0.223cm" svg:x="10.54cm" svg:y="2.981cm" svg:viewBox="0 0 202 224" svg:d="m69 0c54 51 101 110 133 177l-22 6 22 28c-8 4-12 6-20 8s-14 5-23 5-16-1-22-5-14-7-18-12c0-2 0-4-2-5-29-61-69-112-117-157l34-22zm55 211 21-5-1-3-20-31c-8 4-16 6-22 10z">
            <text:p/>
          </draw:path>
          <draw:path draw:style-name="gr3" draw:text-style-name="P1" draw:layer="layout" svg:width="0.284cm" svg:height="0.104cm" svg:x="10.789cm" svg:y="3.061cm" svg:viewBox="0 0 285 105" svg:d="m0 40c88-26 185-38 284-40l1 36v34c-88 1-174 13-254 35l-16-33z">
            <text:p/>
          </draw:path>
          <draw:path draw:style-name="gr3" draw:text-style-name="P1" draw:layer="layout" svg:width="0.286cm" svg:height="0.106cm" svg:x="11.16cm" svg:y="3.062cm" svg:viewBox="0 0 287 107" svg:d="m6 0c96 5 190 19 281 40l-14 33-14 34c-83-20-171-32-259-37l3-36z">
            <text:p/>
          </draw:path>
          <draw:path draw:style-name="gr3" draw:text-style-name="P1" draw:layer="layout" svg:width="0.284cm" svg:height="0.163cm" svg:x="11.502cm" svg:y="3.127cm" svg:viewBox="0 0 285 164" svg:d="m32 0c94 28 179 64 253 107l-29 28-26 29c-67-40-147-73-230-100l17-32z">
            <text:p/>
          </draw:path>
          <draw:path draw:style-name="gr3" draw:text-style-name="P1" draw:layer="layout" svg:width="0.219cm" svg:height="0.21cm" svg:x="11.795cm" svg:y="3.282cm" svg:viewBox="0 0 220 211" svg:d="m63 0c40 28 73 60 99 91 28 33 48 68 58 103l-43 9-44 8c-10-27-27-56-48-82-22-27-51-53-85-78l32-26z">
            <text:p/>
          </draw:path>
          <draw:path draw:style-name="gr3" draw:text-style-name="P1" draw:layer="layout" svg:width="0.182cm" svg:height="0.211cm" svg:x="11.845cm" svg:y="3.552cm" svg:viewBox="0 0 183 212" svg:d="m183 1c-1 36-10 71-29 107-18 34-46 70-85 104l-35-22-34-23c31-28 54-57 69-85 14-27 22-55 24-82l44 1z">
            <text:p/>
          </draw:path>
          <draw:path draw:style-name="gr3" draw:text-style-name="P1" draw:layer="layout" svg:width="0.25cm" svg:height="0.199cm" svg:x="11.858cm" svg:y="3.758cm" svg:viewBox="0 0 251 200" svg:d="m49 0c37 18 74 41 108 70 33 27 65 58 94 92l-38 19-39 19c-26-30-54-59-83-81s-60-44-91-60l25-31z">
            <text:p/>
          </draw:path>
          <draw:path draw:style-name="gr3" draw:text-style-name="P1" draw:layer="layout" svg:width="0.167cm" svg:height="0.219cm" svg:x="12.076cm" svg:y="3.985cm" svg:viewBox="0 0 168 220" svg:d="m82 0c41 65 74 137 86 211l-45 5-44 4c-13-65-40-129-79-188l40-15z">
            <text:p/>
          </draw:path>
          <draw:path draw:style-name="gr3" draw:text-style-name="P1" draw:layer="layout" svg:width="0.158cm" svg:height="0.217cm" svg:x="12.091cm" svg:y="4.27cm" svg:viewBox="0 0 159 218" svg:d="m159 1c0 38-8 75-20 112-14 36-34 72-62 105l-38-19-39-19c23-27 39-57 51-86 11-30 17-62 17-94l46 1z">
            <text:p/>
          </draw:path>
          <draw:path draw:style-name="gr3" draw:text-style-name="P1" draw:layer="layout" svg:width="0.277cm" svg:height="0.167cm" svg:x="11.829cm" svg:y="4.5cm" svg:viewBox="0 0 278 168" svg:d="m278 49c-31 23-67 46-107 66s-86 38-139 53l-15-32-17-33c45-13 86-28 122-47 34-17 63-35 89-56l33 25z">
            <text:p/>
          </draw:path>
        </draw:g>
        <draw:frame draw:style-name="gr4" draw:text-style-name="P2" draw:layer="layout" svg:width="2.447cm" svg:height="0.662cm" svg:x="8.9cm" svg:y="3.643cm">
          <draw:text-box>
            <text:p text:style-name="P1"><text:span text:style-name="T1">Internet</text:span></text:p>
          </draw:text-box>
        </draw:frame>
        <draw:line draw:style-name="gr5" draw:text-style-name="P1" draw:layer="layout" svg:x1="3.5cm" svg:y1="5.125cm" svg:x2="8.875cm" svg:y2="4.5cm">
          <text:p/>
        </draw:line>
        <draw:frame draw:style-name="gr6" draw:text-style-name="P3" draw:layer="layout" svg:width="1.264cm" svg:height="0.625cm" svg:x="3.425cm" svg:y="8cm">
          <draw:text-box>
            <text:p><text:span text:style-name="T2">Hub2</text:span></text:p>
          </draw:text-box>
        </draw:frame>
        <draw:line draw:style-name="gr7" draw:text-style-name="P1" draw:layer="layout" svg:x1="3.525cm" svg:y1="5.5cm" svg:x2="7.875cm" svg:y2="7.25cm">
          <text:p/>
        </draw:line>
        <draw:line draw:style-name="gr7" draw:text-style-name="P1" draw:layer="layout" svg:x1="3.025cm" svg:y1="5.75cm" svg:x2="3.75cm" svg:y2="7cm">
          <text:p/>
        </draw:line>
        <draw:line draw:style-name="gr8" draw:text-style-name="P1" draw:layer="layout" svg:x1="15.225cm" svg:y1="5.525cm" svg:x2="12.375cm" svg:y2="7.25cm">
          <text:p/>
        </draw:line>
        <draw:line draw:style-name="gr8" draw:text-style-name="P1" draw:layer="layout" svg:x1="15.975cm" svg:y1="5.775cm" svg:x2="16.75cm" svg:y2="7cm">
          <text:p/>
        </draw:line>
        <draw:line draw:style-name="gr8" draw:text-style-name="P1" draw:layer="layout" svg:x1="12.375cm" svg:y1="7.625cm" svg:x2="16.35cm" svg:y2="7.65cm">
          <text:p/>
        </draw:line>
        <draw:line draw:style-name="gr5" draw:text-style-name="P1" draw:layer="layout" svg:x1="11cm" svg:y1="4.625cm" svg:x2="15.25cm" svg:y2="5.125cm">
          <text:p/>
        </draw:line>
        <draw:frame draw:style-name="gr6" draw:text-style-name="P3" draw:layer="layout" svg:width="1.264cm" svg:height="0.625cm" svg:x="16.475cm" svg:y="8.025cm">
          <draw:text-box>
            <text:p><text:span text:style-name="T2">Hub3</text:span></text:p>
          </draw:text-box>
        </draw:frame>
        <draw:frame draw:style-name="gr6" draw:text-style-name="P3" draw:layer="layout" svg:width="1.264cm" svg:height="0.625cm" svg:x="15.336cm" svg:y="4.4cm">
          <draw:text-box>
            <text:p><text:span text:style-name="T2">Hub4</text:span></text:p>
          </draw:text-box>
        </draw:frame>
        <draw:frame draw:style-name="gr6" draw:text-style-name="P3" draw:layer="layout" svg:width="1.264cm" svg:height="0.625cm" svg:x="2.186cm" svg:y="4.376cm">
          <draw:text-box>
            <text:p><text:span text:style-name="T2">Hub1</text:span></text:p>
          </draw:text-box>
        </draw:frame>
        <draw:line draw:style-name="gr7" draw:text-style-name="P1" draw:layer="layout" svg:x1="4.65cm" svg:y1="7.5cm" svg:x2="8cm" svg:y2="7.5cm">
          <text:p/>
        </draw:line>
        <draw:frame draw:style-name="gr6" draw:text-style-name="P3" draw:layer="layout" svg:width="1.264cm" svg:height="0.625cm" svg:x="8.15cm" svg:y="8cm">
          <draw:text-box>
            <text:p><text:span text:style-name="T2">Hub3</text:span></text:p>
          </draw:text-box>
        </draw:frame>
        <draw:frame draw:style-name="gr6" draw:text-style-name="P3" draw:layer="layout" svg:width="1.264cm" svg:height="0.625cm" svg:x="11cm" svg:y="8.175cm">
          <draw:text-box>
            <text:p><text:span text:style-name="T2">Hub2</text:span></text:p>
          </draw:text-box>
        </draw:frame>
        <draw:custom-shape draw:style-name="gr9" draw:text-style-name="P1" draw:layer="layout" svg:width="7.75cm" svg:height="4.25cm" svg:x="1.875cm" svg:y="4.375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7.5cm" svg:height="4.25cm" svg:x="10.45cm" svg:y="4.4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125cm" svg:height="0.625cm" svg:x="4.25cm" svg:y="3.25cm">
          <text:p text:style-name="P1"><text:span text:style-name="T3">vlan 1</text:span></text:p>
          <draw:enhanced-geometry svg:viewBox="0 0 21600 21600" draw:text-areas="800 800 20800 20800" draw:type="round-rectangular-callout" draw:modifiers="19324.1768579492 54759.10543130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5" draw:layer="layout" svg:width="2.125cm" svg:height="0.625cm" svg:x="0.775cm" svg:y="6.25cm">
          <text:p text:style-name="P1"><text:span text:style-name="T4">vlan 221</text:span></text:p>
          <draw:enhanced-geometry svg:viewBox="0 0 21600 21600" draw:text-areas="800 800 20800 20800" draw:type="round-rectangular-callout" draw:modifiers="27309.8777046096 11317.571884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5" draw:layer="layout" svg:width="2.125cm" svg:height="0.625cm" svg:x="5cm" svg:y="5.25cm">
          <text:p text:style-name="P1"><text:span text:style-name="T4">vlan 231</text:span></text:p>
          <draw:enhanced-geometry svg:viewBox="0 0 21600 21600" draw:text-areas="800 800 20800 20800" draw:type="round-rectangular-callout" draw:modifiers="5466.03951081844 37127.15654952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5" draw:layer="layout" svg:width="2.125cm" svg:height="0.625cm" svg:x="5cm" svg:y="7.875cm">
          <text:p text:style-name="P1"><text:span text:style-name="T4">vlan 223</text:span></text:p>
          <draw:enhanced-geometry svg:viewBox="0 0 21600 21600" draw:text-areas="800 800 20800 20800" draw:type="round-rectangular-callout" draw:modifiers="13675.2587017874 -13353.35463258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4" draw:layer="layout" svg:width="2.125cm" svg:height="0.625cm" svg:x="12.735cm" svg:y="3.335cm">
          <text:p text:style-name="P1"><text:span text:style-name="T3">vlan 1</text:span></text:p>
          <draw:enhanced-geometry svg:viewBox="0 0 21600 21600" draw:text-areas="800 800 20800 20800" draw:type="round-rectangular-callout" draw:modifiers="4897.08372530574 54621.08626198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6" draw:layer="layout" svg:width="2.125cm" svg:height="0.625cm" svg:x="12.185cm" svg:y="5.235cm">
          <text:p text:style-name="P1"><text:span text:style-name="T5">vlan 242</text:span></text:p>
          <draw:enhanced-geometry svg:viewBox="0 0 21600 21600" draw:text-areas="800 800 20800 20800" draw:type="round-rectangular-callout" draw:modifiers="17028.0338664158 38852.39616613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6" draw:layer="layout" svg:width="2.125cm" svg:height="0.625cm" svg:x="16.97cm" svg:y="5.42cm">
          <text:p text:style-name="P1"><text:span text:style-name="T5">vlan 243</text:span></text:p>
          <draw:enhanced-geometry svg:viewBox="0 0 21600 21600" draw:text-areas="800 800 20800 20800" draw:type="round-rectangular-callout" draw:modifiers="-5344.12041392286 34642.81150159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6" draw:layer="layout" svg:width="2.125cm" svg:height="0.625cm" svg:x="13.37cm" svg:y="7.92cm">
          <text:p text:style-name="P1"><text:span text:style-name="T5">vlan 232</text:span></text:p>
          <draw:enhanced-geometry svg:viewBox="0 0 21600 21600" draw:text-areas="800 800 20800 20800" draw:type="round-rectangular-callout" draw:modifiers="12557.6669802446 -10247.92332268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2cm" svg:height="1.43cm" svg:x="3cm" svg:y="6.82cm">
          <draw:image xlink:href="Pictures/20000001000015E900001604C4FCF7AF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2-12-01T17:36:51</dc:date>
    <meta:editing-duration>PT7H8M6S</meta:editing-duration>
    <meta:editing-cycles>27</meta:editing-cycles>
    <meta:generator>LibreOffice/3.5$Linux_X86_64 LibreOffice_project/350m1$Build-2</meta:generator>
    <meta:document-statistic meta:object-count="71"/>
  </office:meta>
</office:document-meta>
</file>